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hyphenation-ladder-count="no-limit"/>
      <style:text-properties fo:hyphenate="true" fo:hyphenation-remain-char-count="0" fo:hyphenation-push-char-count="0"/>
    </style:style>
    <style:style style:name="P2" style:family="paragraph" style:parent-style-name="List_20_Paragraph" style:list-style-name="L1"/>
    <style:style style:name="P3" style:family="paragraph" style:parent-style-name="List_20_Paragraph" style:list-style-name="L2"/>
    <style:style style:name="P4" style:family="paragraph" style:parent-style-name="List_20_Paragraph" style:list-style-name="L3"/>
    <style:style style:name="P5" style:family="paragraph" style:parent-style-name="Heading_20_1">
      <style:text-properties style:font-name="Calibri" style:font-size-complex="11pt"/>
    </style:style>
    <style:style style:name="P6" style:family="paragraph" style:parent-style-name="Title" style:master-page-name="MP0">
      <style:paragraph-properties style:page-number="auto" fo:break-before="page"/>
    </style:style>
    <style:style style:name="T1" style:family="text">
      <style:text-properties fo:color="#1155cc" style:font-name-complex="Arial"/>
    </style:style>
    <style:style style:name="T2" style:family="text">
      <style:text-properties fo:color="#1155cc" style:font-name="Arial" style:font-name-complex="Arial"/>
    </style:style>
    <style:style style:name="T3" style:family="text">
      <style:text-properties fo:color="#1155cc" fo:background-color="#ffffff" style:font-name-complex="Arial"/>
    </style:style>
    <style:style style:name="T4" style:family="text">
      <style:text-properties fo:color="#000000" style:font-name-complex="Arial"/>
    </style:style>
    <style:style style:name="T5" style:family="text">
      <style:text-properties style:font-name-complex="Arial"/>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Superpositional Computation Using Homomorphic Encryption over the integers.</text:p>
      <text:p text:style-name="Normal">Note that it may not end up using FULLY homomorphic encryption! <text:s/>That is something we need to work out.</text:p>
      <text:p text:style-name="Normal">TODO: this document is not a mergable format I don’t think, which totally sucks. <text:s/>A wiki might be better maybe? But dunno. <text:s/>There is a wiki for this github repository that I *think* is private. <text:s/>Maybe that would be better to put all of our notes and stuff in?</text:p>
      <text:h text:style-name="Heading_20_1" text:outline-level="1">What I’m working on Right Now</text:h>
      <text:p text:style-name="Normal">Right now I’m trying to get basic proof of concept working with homomorphic encryption over the integers.</text:p>
      <text:p text:style-name="Normal">Specifically, I’m trying to make a fully functional integer class, and then do some basic operations with it, like calculating sine for instance superpositionally, but also making basic projects that verify the validity of the most simple mathematical operations. <text:s/>I also am thinking I’ll want to abstract the int class to be some fixed point number class so experimentation doesn’t have to be limited to integer math!</text:p>
      <text:p text:style-name="Normal">Anything that looks attractive to you is open game! Feel free to modify code, add projects, do whatever you want, either collaboratively or independently (:</text:p>
      <text:p text:style-name="Normal">Also feel free to pursue things outside of what I’ve listed below obviously! <text:s/>This is just what I’ve identified (so far) as things I want to check out at some point.</text:p>
      <text:h text:style-name="P5" text:outline-level="1">Higher Priority Research</text:h>
      <text:list xml:id="list7158339006244392402" text:style-name="L1">
        <text:list-item>
          <text:p text:style-name="P2">Can we get co-prime numbers in O(1), or better than I am currently?</text:p>
          <text:list>
            <text:list-item>
              <text:p text:style-name="P2">Int64 GetCoPrimeInList (int64 index, int64 listSize, int64 minValue)</text:p>
            </text:list-item>
            <text:list-item>
              <text:p text:style-name="P2">This would be great for making it so the large numbers of keys required didn't need to be stored or sent over the network, and also better for decoding specific values if you have a large number of keys, since you don't have to calculate all 2^32 keys for instance, just to get one value decoded.</text:p>
            </text:list-item>
          </text:list>
        </text:list-item>
        <text:list-item>
          <text:p text:style-name="P2"><text:soft-page-break/>The size of the keys is a limitation to how many logical operations you can do on the encoded bit before you start getting wrong answers. <text:s/>Is there a way to calculate the minimum size of the key needed to be able to survive a given circuit?</text:p>
        </text:list-item>
        <text:list-item>
          <text:p text:style-name="P2">Can we use bootstrapping to make this “fully homomorphic” to decrease error during calculations?</text:p>
        </text:list-item>
        <text:list-item>
          <text:p text:style-name="P2">Can we use Modulus switching to make this fully homomorphic?</text:p>
        </text:list-item>
        <text:list-item>
          <text:p text:style-name="P2">Is it possible to solve the superpositional bit calculations if the keys are even numbers? If so, that would be another way to make it fully homomorphic, because as I understand it, even keys are immune to error!</text:p>
        </text:list-item>
        <text:list-item>
          <text:p text:style-name="P2">Has this been done before, or anything like it? <text:s/>If so, does this add anything new? <text:s/>“Near hits” are great for having references for this paper, as well as finding things we might not have thought of. <text:s/>They aren’t necessarily a bad thing, and mean that this is useless or not worth doing / publishing!</text:p>
        </text:list-item>
        <text:list-item>
          <text:p text:style-name="P2">Does this superpositional computation stuff generalize to other homomorphic encryption operations?</text:p>
          <text:list>
            <text:list-item>
              <text:p text:style-name="P2">There is one way to do FHE using ideal lattices, and possibly some other ways to do FHE, other than “over the integers” like I am doing.</text:p>
            </text:list-item>
            <text:list-item>
              <text:p text:style-name="P2">Other crypto systems can do homomorphic addition, or multiplication, or other single operations. We could see if there is any play with them doing limited calculations superpositionally?</text:p>
            </text:list-item>
          </text:list>
        </text:list-item>
        <text:list-item>
          <text:p text:style-name="P2">I think we should better understand how other homomorphic encryption works, to see what other ideas pop out.</text:p>
        </text:list-item>
        <text:list-item>
          <text:p text:style-name="P2">We should understand how quantum computing works, to better understand how this technique can and cannot be used in that setting, since we are able to store bits superpositionally (0, 1, or superposition more accurately), and we CAN clone the superpositional result of calculations, unlike quantum computers. <text:s/>There is overlap, but I don’t fully understand the pros and cons.</text:p>
          <text:list>
            <text:list-item>
              <text:p text:style-name="P2">A good basic intro to quantum computing: <text:a xlink:type="simple" xlink:href="http://arstechnica.com/science/2010/01/a-tale-of-two-qubits-how-quantum-computers-work/" office:target-frame-name="_top" xlink:show="replace" text:style-name="Internet_20_link" text:visited-style-name="Visited_20_Internet_20_Link"><text:span text:style-name="Hyperlink">http://arstechnica.com/science/2010/01/a-tale-of-two-qubits-how-quantum-computers-work/</text:span></text:a></text:p>
            </text:list-item>
            <text:list-item>
              <text:p text:style-name="P2">Page 5 talks about the requirements to do quantum computing. Can we do all those?</text:p>
            </text:list-item>
            <text:list-item>
              <text:p text:style-name="P2"><text:soft-page-break/>Can we do entanglement? By changing a key to something else, we can affect multiple encrypted bits at once, this might be the key for entanglement for us.</text:p>
            </text:list-item>
            <text:list-item>
              <text:p text:style-name="P2">What benefit do we get by evaluating a circuit for all possible values at once?</text:p>
            </text:list-item>
            <text:list-item>
              <text:p text:style-name="P2">What exactly is “order finding”. Apparently that’s something quantum computers are good at.</text:p>
            </text:list-item>
          </text:list>
        </text:list-item>
        <text:list-item>
          <text:p text:style-name="P2">Try to implement some basic traditional computation logic (+, *, /, %, polynomials, etc)</text:p>
        </text:list-item>
        <text:list-item>
          <text:p text:style-name="P2">Try to implement some more complex things, where re-using the result is more meaningful, like calculating sine using cordic math.</text:p>
        </text:list-item>
        <text:list-item>
          <text:p text:style-name="P2">Try to implement a complex circuit, to see if re-using the result can ever be a win in our setup, versus recalculating for each thing.</text:p>
        </text:list-item>
        <text:list-item>
          <text:p text:style-name="P2">Try to implement a quantum algorithm</text:p>
          <text:list>
            <text:list-item>
              <text:p text:style-name="P2">Like Shor’s algorithm</text:p>
            </text:list-item>
            <text:list-item>
              <text:p text:style-name="P2">Or finding p or q in N = p*q when given N (a large number) and knowing that p and q are prime. Only have to test up to sqrt(N).</text:p>
            </text:list-item>
          </text:list>
        </text:list-item>
        <text:list-item>
          <text:p text:style-name="P2">Explore what it means to be only partially superpositional. <text:s/>If we don’t care about the full permutation of input bits we can solve a fewer number of equations. <text:s/>What implications does this have to the input, the intermediate values, and result? <text:s/>Smaller numbers involved, less error? </text:p>
        </text:list-item>
        <text:list-item>
          <text:p text:style-name="P2">What other usage cases are there for this technique besides “calculate once and reuse” and any “quantum computing” play that there might be.</text:p>
          <text:list>
            <text:list-item>
              <text:p text:style-name="P2">For instance, these superpositional bits represent an entire algorithm (mapping input to output) that can be passed around like data. <text:s/>That seems pretty powerful and potentially important.</text:p>
            </text:list-item>
            <text:list-item>
              <text:p text:style-name="P2">Is there something here about being able to abstract any algorithm to modulus math operations? Some generalization of transmutting a logic circuit to simple modulus math of large numbers? :P</text:p>
            </text:list-item>
          </text:list>
        </text:list-item>
        <text:list-item>
          <text:p text:style-name="P2">Compare the size of an encoded number versus the uncompressed size that you could represent that circuit in? It is probably larger, but check.</text:p>
        </text:list-item>
      </text:list>
      <text:h text:style-name="P5" text:outline-level="1"><text:soft-page-break/>Lower Priority Researching Things</text:h>
      <text:list xml:id="list2011976822138649590" text:style-name="L2">
        <text:list-item>
          <text:p text:style-name="P3">Self adjusting computation was mentioned as being similar to “computing an answer once and re-using it multiple times”, might look into it.</text:p>
          <text:list>
            <text:list-item>
              <text:p text:style-name="P3"><text:a xlink:type="simple" xlink:href="http://www.umut-acar.org/self-adjusting-computation" office:target-frame-name="_top" xlink:show="replace" text:style-name="Internet_20_link" text:visited-style-name="Visited_20_Internet_20_Link"><text:span text:style-name="Hyperlink"><text:span text:style-name="T1">http://www.umut-acar.org/self-adjusting-computation</text:span></text:span></text:a></text:p>
            </text:list-item>
          </text:list>
        </text:list-item>
        <text:list-item>
          <text:p text:style-name="P3"><text:span text:style-name="Default_20_Paragraph_20_Font"><text:span text:style-name="T4">So was Symbolic Com</text:span></text:span><text:span text:style-name="Default_20_Paragraph_20_Font"><text:span text:style-name="T4">putation</text:span></text:span></text:p>
          <text:list>
            <text:list-item>
              <text:p text:style-name="P3"><text:a xlink:type="simple" xlink:href="https://en.wikipedia.org/wiki/Symbolic_computation" office:target-frame-name="_top" xlink:show="replace" text:style-name="Internet_20_link" text:visited-style-name="Visited_20_Internet_20_Link"><text:span text:style-name="Hyperlink"><text:span text:style-name="T5">https://en.wikipedia.org/wiki/Symbolic_computation</text:span></text:span></text:a></text:p>
            </text:list-item>
          </text:list>
        </text:list-item>
        <text:list-item>
          <text:p text:style-name="P3">I feel like this relates to Karnaugh Maps a bit. A bit hazy how exactly.</text:p>
          <text:list>
            <text:list-item>
              <text:p text:style-name="P3"><text:a xlink:type="simple" xlink:href="https://en.wikipedia.org/wiki/Karnaugh_map" office:target-frame-name="_top" xlink:show="replace" text:style-name="Internet_20_link" text:visited-style-name="Visited_20_Internet_20_Link"><text:span text:style-name="Hyperlink"><text:span text:style-name="T5">https://en.wikipedia.org/wiki/Karnaugh_map</text:span></text:span></text:a></text:p>
            </text:list-item>
          </text:list>
        </text:list-item>
        <text:list-item>
          <text:p text:style-name="P3">An alternate way to solve the equations to get the superpositional bits and keys could be the method of successive substitution.</text:p>
          <text:list>
            <text:list-item>
              <text:p text:style-name="P3"><text:a xlink:type="simple" xlink:href="https://en.wikipedia.org/wiki/Method_of_successive_substitution" office:target-frame-name="_top" xlink:show="replace" text:style-name="Internet_20_link" text:visited-style-name="Visited_20_Internet_20_Link"><text:span text:style-name="Hyperlink"><text:span text:style-name="T2">https://en.wikipedia.org/wiki/Method_of_successive_substitution</text:span></text:span></text:a></text:p>
            </text:list-item>
          </text:list>
        </text:list-item>
        <text:list-item>
          <text:p text:style-name="P3">An alternate way to solve the equations, versus using the Chinese remainder theorem. <text:s/>May also let us do the %2 on the end to get the full set of results??</text:p>
          <text:list>
            <text:list-item>
              <text:p text:style-name="P3"><text:a xlink:type="simple" xlink:href="http://math.stackexchange.com/questions/1442238/how-to-solve-simultaneous-modulus-diophantine-equations/1449809#1449809" office:target-frame-name="_top" xlink:show="replace" text:style-name="Internet_20_link" text:visited-style-name="Visited_20_Internet_20_Link"><text:span text:style-name="Hyperlink"><text:span text:style-name="T1">http://math.stackexchange.com/questions/1442238/how-to-solve-simultaneous-modulus-diophantine-equati</text:span></text:span></text:a><text:a xlink:type="simple" xlink:href="http://math.stackexchange.com/questions/1442238/how-to-solve-simultaneous-modulus-diophantine-equations/1449809#1449809" office:target-frame-name="_top" xlink:show="replace" text:style-name="Internet_20_link" text:visited-style-name="Visited_20_Internet_20_Link"><text:span text:style-name="Hyperlink"><text:span text:style-name="T1">ons/1449809#1449809</text:span></text:span></text:a></text:p>
            </text:list-item>
          </text:list>
        </text:list-item>
      </text:list>
      <text:h text:style-name="P5" text:outline-level="1">Administrative Stuff</text:h>
      <text:list xml:id="list40510588" text:continue-numbering="true" text:style-name="L2">
        <text:list-item>
          <text:p text:style-name="P3">Send a letter of inquiry to whatever journal when it’s closer, to see if they are interested before submitting</text:p>
        </text:list-item>
        <text:list-item>
          <text:p text:style-name="P3">Do we need to protect our work? We could seal the paper in an envelope and get it notarized before submitting anywhere.</text:p>
        </text:list-item>
        <text:list-item>
          <text:p text:style-name="P3">Is there a computer science journal to submit this to that is free to read and write, like “jcgt.org” is for graphics stuff?</text:p>
          <text:list>
            <text:list-item>
              <text:p text:style-name="P3">Maybe here: <text:a xlink:type="simple" xlink:href="http://www.researchgate.net/post/Which_journals_in_computer_science_is_free_for_publish" office:target-frame-name="_top" xlink:show="replace" text:style-name="Internet_20_link" text:visited-style-name="Visited_20_Internet_20_Link"><text:span text:style-name="Hyperlink"><text:span text:style-name="T3">http://www.researchgate.net/post/Which_journals_in_computer_science_is_free_for_publish</text:span></text:span></text:a></text:p>
            </text:list-item>
          </text:list>
        </text:list-item>
      </text:list>
      <text:h text:style-name="P5" text:outline-level="1">Writing The Paper</text:h>
      <text:list xml:id="list8456153259528748050" text:style-name="L3">
        <text:list-item>
          <text:p text:style-name="P4">The last paper I wrote seemed like it was best written once all the research and investigations were done. <text:s/>Many people say you should write the paper first though to <text:soft-page-break/>solidify the things you need to research. Dunno which is best, but we do eventually have to write a paper.</text:p>
          <text:list>
            <text:list-item>
              <text:p text:style-name="P4">Latex probably.</text:p>
            </text:list-item>
            <text:list-item>
              <text:p text:style-name="P4">The journal we submit to may have a template (which would be cool!)</text:p>
            </text:list-item>
            <text:list-item>
              <text:p text:style-name="P4">We should see if the journal has any requirements, or specific styles we have to adhere to.</text:p>
            </text:list-item>
            <text:list-item>
              <text:p text:style-name="P4">We should see what sort of other papers got published to get an idea of what our paper should look like and how long it should be etc. <text:s/>I’d imagine we’d run the risk of being too long, but if that happens we could always have supplemental material that goes into more depth.</text:p>
            </text:list-item>
          </text:list>
        </text:list-item>
      </text:list>
      <text:h text:style-name="P5" text:outline-level="1">References For Paper:</text:h>
      <text:list xml:id="list40456427" text:style-name="L2">
        <text:list-item>
          <text:p text:style-name="P3">All of the FHE and FHE over integer papers!!</text:p>
        </text:list-item>
        <text:list-item>
          <text:p text:style-name="P3">Maybe some on quantum computing as appropriate?</text:p>
        </text:list-item>
        <text:list-item>
          <text:p text:style-name="P3">Whatever else we find in our travels obviousl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lan Wolfe</meta:initial-creator>
    <dc:creator>Alan Wolfe</dc:creator>
    <meta:creation-date>2015-10-06T18:53:00Z</meta:creation-date>
    <dc:date>2015-10-06T20:34:58.81</dc:date>
    <meta:editing-cycles>9</meta:editing-cycles>
    <meta:editing-duration>PT40M3S</meta:editing-duration>
    <meta:document-statistic meta:table-count="0" meta:image-count="0" meta:object-count="0" meta:page-count="5" meta:paragraph-count="64" meta:word-count="1321" meta:character-count="7888"/>
    <meta:template xlink:type="simple" xlink:actuate="onRequest" xlink:title="" xlink:href="Normal.dotm"/>
  </office:meta>
</office:document-meta>
</file>